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style:text-properties fo:color="#2A6099"/>
    </style:style>
    <style:style style:name="P2" style:parent-style-name="Textbody" style:family="paragraph">
      <style:text-properties fo:color="#2A6099"/>
    </style:style>
    <style:style style:name="T3" style:parent-style-name="DefaultParagraphFont" style:family="text">
      <style:text-properties fo:color="#2A6099"/>
    </style:style>
    <style:style style:name="T4" style:parent-style-name="DefaultParagraphFont" style:family="text">
      <style:text-properties fo:color="#2A6099"/>
    </style:style>
    <style:style style:name="T5" style:parent-style-name="DefaultParagraphFont" style:family="text">
      <style:text-properties fo:color="#000000"/>
    </style:style>
    <style:style style:name="T6" style:parent-style-name="DefaultParagraphFont" style:family="text">
      <style:text-properties fo:color="#000000"/>
    </style:style>
    <style:style style:name="P7" style:parent-style-name="Textbody" style:family="paragraph">
      <style:text-properties fo:color="#000000"/>
    </style:style>
    <style:style style:name="T8" style:parent-style-name="DefaultParagraphFont" style:family="text">
      <style:text-properties fo:color="#000000"/>
    </style:style>
    <style:style style:name="T9" style:parent-style-name="DefaultParagraphFont" style:family="text">
      <style:text-properties fo:color="#000000"/>
    </style:style>
    <style:style style:name="P10" style:parent-style-name="Textbody" style:family="paragraph">
      <style:text-properties fo:color="#2A6099"/>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P13" style:parent-style-name="Textbody" style:family="paragraph">
      <style:text-properties fo:color="#000000"/>
    </style:style>
    <style:style style:name="P14" style:parent-style-name="Textbody" style:family="paragraph">
      <style:text-properties fo:color="#000000"/>
    </style:style>
    <style:style style:name="P15" style:parent-style-name="Textbody" style:family="paragraph">
      <style:text-properties fo:color="#000000"/>
    </style:style>
    <style:style style:name="P16" style:parent-style-name="Textbody" style:family="paragraph">
      <style:text-properties fo:color="#2A6099"/>
    </style:style>
    <style:style style:name="P17" style:parent-style-name="Textbody" style:family="paragraph">
      <style:text-properties style:font-name="Calibri" style:font-name-complex="Calibri" fo:color="#000000" fo:background-color="#FFFFFF"/>
    </style:style>
    <style:style style:name="P18" style:parent-style-name="Textbody" style:family="paragraph">
      <style:text-properties style:font-name="Calibri" style:font-name-complex="Calibri" fo:color="#000000" fo:background-color="#FFFFFF"/>
    </style:style>
    <style:style style:name="P19" style:parent-style-name="Textbody" style:family="paragraph">
      <style:text-properties style:font-name="Calibri" style:font-name-complex="Calibri" fo:color="#000000"/>
    </style:style>
    <style:style style:name="P20" style:parent-style-name="Textbody" style:family="paragraph">
      <style:text-properties fo:color="#2A6099"/>
    </style:style>
    <style:style style:name="T21" style:parent-style-name="DefaultParagraphFont" style:family="text">
      <style:text-properties style:font-name="Calibri" style:font-name-complex="Calibri" fo:color="#000000"/>
    </style:style>
    <style:style style:name="T22" style:parent-style-name="DefaultParagraphFont" style:family="text">
      <style:text-properties style:font-name="Calibri" style:font-name-complex="Calibri" fo:color="#000000" fo:background-color="#FFFFFF"/>
    </style:style>
    <style:style style:name="T23" style:parent-style-name="DefaultParagraphFont" style:family="text">
      <style:text-properties style:font-name="Calibri" style:font-name-complex="Calibri" fo:color="#000000" fo:background-color="#FFFFFF"/>
    </style:style>
    <style:style style:name="P24" style:parent-style-name="Textbody" style:family="paragraph">
      <style:text-properties style:font-name="Calibri" style:font-name-complex="Calibri" fo:color="#000000"/>
    </style:style>
    <style:style style:name="P25" style:parent-style-name="Textbody" style:family="paragraph">
      <style:text-properties fo:color="#2A6099"/>
    </style:style>
    <style:style style:name="P26" style:parent-style-name="Textbody" style:family="paragraph">
      <style:text-properties fo:color="#2A6099"/>
    </style:style>
    <style:style style:name="P27" style:parent-style-name="Textbody" style:family="paragraph">
      <style:text-properties fo:color="#2A6099"/>
    </style:style>
    <style:style style:name="P28" style:parent-style-name="Textbody" style:family="paragraph">
      <style:text-properties fo:color="#2A6099"/>
    </style:style>
    <style:style style:name="P29" style:parent-style-name="Textbody" style:family="paragraph">
      <style:text-properties fo:color="#000000"/>
    </style:style>
    <style:style style:name="T30" style:parent-style-name="DefaultParagraphFont" style:family="text">
      <style:text-properties fo:color="#000000"/>
    </style:style>
    <style:style style:name="T31" style:parent-style-name="DefaultParagraphFont" style:family="text">
      <style:text-properties fo:color="#2A6099"/>
    </style:style>
    <style:style style:name="T32" style:parent-style-name="DefaultParagraphFont" style:family="text">
      <style:text-properties fo:color="#000000"/>
    </style:style>
    <style:style style:name="T33" style:parent-style-name="DefaultParagraphFont" style:family="text">
      <style:text-properties fo:color="#2A6099"/>
    </style:style>
    <style:style style:name="T34" style:parent-style-name="DefaultParagraphFont" style:family="text">
      <style:text-properties fo:color="#000000"/>
    </style:style>
    <style:style style:name="P35" style:parent-style-name="Textbody" style:family="paragraph">
      <style:text-properties fo:color="#2A6099"/>
    </style:style>
    <style:style style:name="P36" style:parent-style-name="Textbody" style:family="paragraph">
      <style:text-properties fo:color="#2A6099"/>
    </style:style>
    <style:style style:name="P37" style:parent-style-name="Textbody" style:family="paragraph">
      <style:text-properties fo:color="#000000"/>
    </style:style>
    <style:style style:name="T38" style:parent-style-name="DefaultParagraphFont" style:family="text">
      <style:text-properties fo:color="#000000"/>
    </style:style>
    <style:style style:name="P39" style:parent-style-name="Textbody" style:family="paragraph">
      <style:text-properties fo:color="#2A6099"/>
    </style:style>
    <style:style style:name="T40" style:parent-style-name="DefaultParagraphFont" style:family="text">
      <style:text-properties fo:color="#000000"/>
    </style:style>
    <style:style style:name="P41" style:parent-style-name="Textbody" style:family="paragraph">
      <style:text-properties fo:font-size="10.5pt" style:font-size-asian="10.5pt" style:font-size-complex="10.5pt"/>
    </style:style>
    <style:style style:name="T42" style:parent-style-name="DefaultParagraphFont" style:family="text">
      <style:text-properties fo:color="#000000"/>
    </style:style>
    <style:style style:name="T43" style:parent-style-name="DefaultParagraphFont" style:family="text">
      <style:text-properties fo:color="#2A6099"/>
    </style:style>
    <style:style style:name="P44" style:parent-style-name="Textbody" style:family="paragraph">
      <style:text-properties fo:color="#2A6099"/>
    </style:style>
    <style:style style:name="P45" style:parent-style-name="Textbody" style:family="paragraph">
      <style:text-properties fo:color="#2A6099"/>
    </style:style>
    <style:style style:name="P46" style:parent-style-name="Textbody" style:family="paragraph">
      <style:text-properties fo:color="#2A6099"/>
    </style:style>
    <style:style style:name="P47" style:parent-style-name="Textbody" style:family="paragraph">
      <style:text-properties fo:color="#000000"/>
    </style:style>
    <style:style style:name="T48" style:parent-style-name="DefaultParagraphFont" style:family="text">
      <style:text-properties fo:color="#000000"/>
    </style:style>
    <style:style style:name="T49" style:parent-style-name="DefaultParagraphFont" style:family="text">
      <style:text-properties fo:color="#2A6099"/>
    </style:style>
    <style:style style:name="P50" style:parent-style-name="Textbody" style:family="paragraph">
      <style:text-properties fo:color="#2A6099"/>
    </style:style>
    <style:style style:name="P51" style:parent-style-name="Textbody" style:family="paragraph">
      <style:text-properties style:font-name="Calibri" style:font-name-complex="Calibri" fo:color="#000000"/>
    </style:style>
    <style:style style:name="P52" style:parent-style-name="Textbody" style:family="paragraph">
      <style:text-properties style:font-name="Calibri" style:font-name-complex="Calibri" fo:color="#000000"/>
    </style:style>
    <style:style style:name="P53" style:parent-style-name="Textbody" style:family="paragraph">
      <style:text-properties style:font-name="Calibri" style:font-name-complex="Calibri" fo:color="#000000"/>
    </style:style>
    <style:style style:name="P54" style:parent-style-name="Textbody" style:family="paragraph">
      <style:text-properties fo:color="#2A6099"/>
    </style:style>
    <style:style style:name="P55" style:parent-style-name="Textbody" style:family="paragraph">
      <style:text-properties style:font-name="Calibri" style:font-name-complex="Calibri" fo:color="#000000"/>
    </style:style>
    <style:style style:name="P56" style:parent-style-name="Textbody" style:family="paragraph">
      <style:text-properties style:font-name="Calibri" style:font-name-complex="Calibri" fo:color="#000000"/>
    </style:style>
    <style:style style:name="P57" style:parent-style-name="Textbody" style:family="paragraph">
      <style:text-properties style:font-name="Calibri" style:font-name-complex="Calibri" fo:color="#000000"/>
    </style:style>
    <style:style style:name="P58" style:parent-style-name="Textbody" style:family="paragraph">
      <style:text-properties style:font-name="Calibri" style:font-name-complex="Calibri" fo:color="#000000"/>
    </style:style>
    <style:style style:name="P59" style:parent-style-name="Textbody" style:family="paragraph">
      <style:text-properties style:font-name="Calibri" style:font-name-complex="Calibri" fo:color="#000000"/>
    </style:style>
    <style:style style:name="P60" style:parent-style-name="Textbody" style:family="paragraph">
      <style:text-properties style:font-name="Calibri" style:font-name-complex="Calibri" fo:color="#000000"/>
    </style:style>
    <style:style style:name="P61" style:parent-style-name="Textbody" style:family="paragraph">
      <style:text-properties style:font-name="Calibri" style:font-name-complex="Calibri" fo:color="#000000"/>
    </style:style>
    <style:style style:name="P62" style:parent-style-name="Textbody" style:family="paragraph">
      <style:text-properties style:font-name="Calibri" style:font-name-complex="Calibri" fo:color="#000000"/>
    </style:style>
    <style:style style:name="P63" style:parent-style-name="Textbody" style:family="paragraph">
      <style:text-properties style:font-name="Calibri" style:font-name-complex="Calibri" fo:color="#000000"/>
    </style:style>
    <style:style style:name="P64" style:parent-style-name="Textbody" style:family="paragraph">
      <style:text-properties style:font-name="Calibri" style:font-name-complex="Calibri" fo:color="#000000"/>
    </style:style>
    <style:style style:name="P65" style:parent-style-name="Textbody" style:family="paragraph">
      <style:text-properties style:font-name="Calibri" style:font-name-complex="Calibri" fo:color="#000000"/>
    </style:style>
    <style:style style:name="P66" style:parent-style-name="Textbody" style:family="paragraph">
      <style:text-properties style:font-name="Calibri" style:font-name-complex="Calibri" fo:color="#000000"/>
    </style:style>
    <style:style style:name="P67" style:parent-style-name="Textbody" style:family="paragraph">
      <style:text-properties style:font-name="Calibri" style:font-name-complex="Calibri" fo:color="#000000"/>
    </style:style>
    <style:style style:name="P68" style:parent-style-name="Textbody" style:family="paragraph">
      <style:text-properties style:font-name="Calibri" style:font-name-complex="Calibri" fo:color="#000000"/>
    </style:style>
    <style:style style:name="P69" style:parent-style-name="Textbody" style:family="paragraph">
      <style:text-properties style:font-name="Calibri" style:font-name-complex="Calibri" fo:color="#000000"/>
    </style:style>
    <style:style style:name="P70" style:parent-style-name="Textbody" style:family="paragraph">
      <style:text-properties style:font-name="Calibri" style:font-name-complex="Calibri" fo:color="#000000"/>
    </style:style>
    <style:style style:name="P71" style:parent-style-name="Textbody" style:family="paragraph">
      <style:text-properties style:font-name="Calibri" style:font-name-complex="Calibri" fo:color="#000000"/>
    </style:style>
    <style:style style:name="P72" style:parent-style-name="Textbody" style:family="paragraph">
      <style:text-properties style:font-name="Calibri" style:font-name-complex="Calibri" fo:color="#000000"/>
    </style:style>
    <style:style style:name="P73" style:parent-style-name="Textbody" style:family="paragraph">
      <style:text-properties style:font-name="Calibri" style:font-name-complex="Calibri" fo:color="#000000"/>
    </style:style>
    <style:style style:name="P74" style:parent-style-name="Textbody" style:family="paragraph">
      <style:text-properties style:font-name="Calibri" style:font-name-complex="Calibri" fo:color="#000000"/>
    </style:style>
    <style:style style:name="P75" style:parent-style-name="Textbody" style:family="paragraph">
      <style:text-properties style:font-name="Calibri" style:font-name-complex="Calibri" fo:color="#000000"/>
    </style:style>
    <style:style style:name="P76" style:parent-style-name="Textbody" style:family="paragraph">
      <style:text-properties style:font-name="Calibri" style:font-name-complex="Calibri" fo:color="#000000"/>
    </style:style>
    <style:style style:name="P77" style:parent-style-name="Textbody" style:family="paragraph">
      <style:text-properties style:font-name="Calibri" style:font-name-complex="Calibri" fo:color="#000000"/>
    </style:style>
    <style:style style:name="P78" style:parent-style-name="Textbody" style:family="paragraph">
      <style:text-properties style:font-name="Calibri" style:font-name-complex="Calibri" fo:color="#000000"/>
    </style:style>
    <style:style style:name="P79" style:parent-style-name="Textbody" style:family="paragraph">
      <style:text-properties fo:color="#2A6099"/>
    </style:style>
    <style:style style:name="T80" style:parent-style-name="DefaultParagraphFont" style:family="text">
      <style:text-properties fo:color="#000000"/>
    </style:style>
    <style:style style:name="T81" style:parent-style-name="DefaultParagraphFont" style:family="text">
      <style:text-properties fo:color="#000000"/>
    </style:style>
    <style:style style:name="P82" style:parent-style-name="Textbody" style:family="paragraph">
      <style:text-properties fo:color="#2A6099"/>
    </style:style>
    <style:style style:name="P83" style:parent-style-name="Textbody" style:family="paragraph">
      <style:text-properties fo:color="#2A6099"/>
    </style:style>
    <style:style style:name="P84" style:parent-style-name="Textbody" style:family="paragraph">
      <style:text-properties fo:color="#000000"/>
    </style:style>
    <style:style style:name="P85" style:parent-style-name="Textbody" style:family="paragraph">
      <style:text-properties fo:color="#2A6099"/>
    </style:style>
    <style:style style:name="P86" style:parent-style-name="Textbody" style:family="paragraph">
      <style:text-properties fo:color="#2A6099"/>
    </style:style>
    <style:style style:name="P87" style:parent-style-name="Textbody" style:family="paragraph">
      <style:text-properties fo:color="#2A6099"/>
    </style:style>
    <style:style style:name="P88" style:parent-style-name="Textbody" style:family="paragraph">
      <style:text-properties fo:color="#000000"/>
    </style:style>
    <style:style style:name="T89" style:parent-style-name="DefaultParagraphFont" style:family="text">
      <style:text-properties fo:color="#000000"/>
    </style:style>
    <style:style style:name="T90" style:parent-style-name="DefaultParagraphFont" style:family="text">
      <style:text-properties fo:color="#2A6099"/>
    </style:style>
    <style:style style:name="P91" style:parent-style-name="Textbody" style:family="paragraph">
      <style:text-properties fo:color="#2A6099"/>
    </style:style>
    <style:style style:name="P92" style:parent-style-name="Textbody" style:family="paragraph">
      <style:text-properties fo:color="#2A6099"/>
    </style:style>
    <style:style style:name="P93" style:parent-style-name="Textbody" style:family="paragraph">
      <style:text-properties style:font-name="Calibri" style:font-name-complex="Calibri" fo:color="#000000"/>
    </style:style>
    <style:style style:name="P94" style:parent-style-name="Textbody" style:family="paragraph">
      <style:text-properties style:font-name="Calibri" style:font-name-complex="Calibri" fo:color="#000000"/>
    </style:style>
    <style:style style:name="P95" style:parent-style-name="Textbody" style:family="paragraph">
      <style:text-properties style:font-name="Calibri" style:font-name-complex="Calibri" fo:color="#000000"/>
    </style:style>
    <style:style style:name="P96" style:parent-style-name="Textbody" style:family="paragraph">
      <style:text-properties fo:color="#2A6099"/>
    </style:style>
    <style:style style:name="T97" style:parent-style-name="DefaultParagraphFont" style:family="text">
      <style:text-properties fo:color="#2A6099"/>
    </style:style>
    <style:style style:name="T98" style:parent-style-name="DefaultParagraphFont" style:family="text">
      <style:text-properties style:font-name="Calibri" style:font-name-complex="Calibri" fo:color="#000000"/>
    </style:style>
    <style:style style:name="T99" style:parent-style-name="DefaultParagraphFont" style:family="text">
      <style:text-properties style:font-name="Calibri" style:font-name-complex="Calibri" fo:color="#000000"/>
    </style:style>
    <style:style style:name="T100" style:parent-style-name="DefaultParagraphFont" style:family="text">
      <style:text-properties style:font-name="Calibri" style:font-name-complex="Calibri" fo:color="#000000"/>
    </style:style>
    <style:style style:name="T101" style:parent-style-name="DefaultParagraphFont" style:family="text">
      <style:text-properties style:font-name="Calibri" style:font-name-complex="Calibri" fo:color="#000000"/>
    </style:style>
    <style:style style:name="P102" style:parent-style-name="Textbody" style:family="paragraph">
      <style:text-properties style:font-name="Calibri" style:font-name-complex="Calibri" fo:color="#000000"/>
    </style:style>
    <style:style style:name="P103" style:parent-style-name="Textbody" style:family="paragraph">
      <style:text-properties fo:color="#2A6099"/>
    </style:style>
    <style:style style:name="P104" style:parent-style-name="Textbody" style:family="paragraph">
      <style:text-properties fo:color="#000000"/>
    </style:style>
    <style:style style:name="P105" style:parent-style-name="Textbody" style:family="paragraph">
      <style:text-properties fo:color="#2A6099"/>
    </style:style>
    <style:style style:name="P106" style:parent-style-name="Textbody" style:family="paragraph">
      <style:text-properties style:font-name="Calibri" style:font-name-complex="Calibri" fo:color="#000000"/>
    </style:style>
    <style:style style:name="P107" style:parent-style-name="Textbody" style:family="paragraph">
      <style:text-properties style:font-name="Calibri" style:font-name-complex="Calibri" fo:color="#000000"/>
    </style:style>
    <style:style style:name="T108" style:parent-style-name="DefaultParagraphFont" style:family="text">
      <style:text-properties style:font-name="Calibri" style:font-name-complex="Calibri" fo:color="#000000"/>
    </style:style>
    <style:style style:name="T109" style:parent-style-name="DefaultParagraphFont" style:family="text">
      <style:text-properties style:font-name="Calibri" style:font-name-complex="Calibri" fo:color="#000000"/>
    </style:style>
    <style:style style:name="P110" style:parent-style-name="Textbody" style:family="paragraph">
      <style:text-properties fo:color="#2A6099"/>
    </style:style>
    <style:style style:name="P111" style:parent-style-name="Textbody" style:family="paragraph">
      <style:text-properties style:font-name="Calibri" style:font-name-complex="Calibri" fo:color="#000000"/>
    </style:style>
    <style:style style:name="T112" style:parent-style-name="DefaultParagraphFont" style:family="text">
      <style:text-properties style:font-name="Calibri" style:font-name-complex="Calibri" fo:color="#000000"/>
    </style:style>
    <style:style style:name="T113" style:parent-style-name="DefaultParagraphFont" style:family="text">
      <style:text-properties style:font-name="Calibri" style:font-name-complex="Calibri" fo:color="#000000"/>
    </style:style>
    <style:style style:name="T114" style:parent-style-name="DefaultParagraphFont" style:family="text">
      <style:text-properties style:font-name="Calibri" style:font-name-complex="Calibri" fo:color="#000000"/>
    </style:style>
    <style:style style:name="T115" style:parent-style-name="DefaultParagraphFont" style:family="text">
      <style:text-properties style:font-name="Calibri" style:font-name-complex="Calibri" fo:color="#000000"/>
    </style:style>
    <style:style style:name="T116" style:parent-style-name="DefaultParagraphFont" style:family="text">
      <style:text-properties style:font-name="Calibri" style:font-name-complex="Calibri" fo:color="#000000"/>
    </style:style>
    <style:style style:name="T117" style:parent-style-name="DefaultParagraphFont" style:family="text">
      <style:text-properties style:font-name="Calibri" style:font-name-complex="Calibri" fo:color="#000000"/>
    </style:style>
    <style:style style:name="T118" style:parent-style-name="DefaultParagraphFont" style:family="text">
      <style:text-properties style:font-name="Calibri" style:font-name-complex="Calibri" fo:color="#000000"/>
    </style:style>
    <style:style style:name="T119" style:parent-style-name="DefaultParagraphFont" style:family="text">
      <style:text-properties style:font-name="Calibri" style:font-name-complex="Calibri" fo:color="#000000"/>
    </style:style>
    <style:style style:name="T120" style:parent-style-name="DefaultParagraphFont" style:family="text">
      <style:text-properties style:font-name="Calibri" style:font-name-complex="Calibri" fo:color="#000000"/>
    </style:style>
    <style:style style:name="P121" style:parent-style-name="Textbody" style:family="paragraph">
      <style:text-properties fo:color="#2A6099"/>
    </style:style>
    <style:style style:name="P122" style:parent-style-name="Textbody" style:family="paragraph">
      <style:text-properties style:font-name="Calibri" style:font-name-complex="Calibri" fo:color="#000000"/>
    </style:style>
    <style:style style:name="P123" style:parent-style-name="Textbody" style:family="paragraph">
      <style:text-properties style:font-name="Calibri" style:font-name-complex="Calibri" fo:color="#000000"/>
    </style:style>
    <style:style style:name="P124" style:parent-style-name="Textbody" style:family="paragraph">
      <style:text-properties style:font-name="Calibri" style:font-name-complex="Calibri" fo:color="#000000"/>
    </style:style>
    <style:style style:name="P125" style:parent-style-name="Textbody" style:family="paragraph">
      <style:text-properties fo:color="#2A6099"/>
    </style:style>
    <style:style style:name="P126" style:parent-style-name="Textbody" style:family="paragraph">
      <style:text-properties style:font-name="Calibri" style:font-name-complex="Calibri" fo:color="#000000"/>
    </style:style>
    <style:style style:name="P127" style:parent-style-name="Textbody" style:family="paragraph">
      <style:text-properties style:font-name="Calibri" style:font-name-complex="Calibri" fo:color="#000000"/>
    </style:style>
    <style:style style:name="P128" style:parent-style-name="Textbody" style:family="paragraph">
      <style:text-properties style:font-name="Calibri" style:font-name-complex="Calibri" fo:color="#000000"/>
    </style:style>
    <style:style style:name="P129" style:parent-style-name="Textbody" style:family="paragraph">
      <style:text-properties fo:color="#2A6099"/>
    </style:style>
    <style:style style:name="P130" style:parent-style-name="Textbody" style:family="paragraph">
      <style:text-properties fo:color="#2A6099"/>
    </style:style>
    <style:style style:name="P131" style:parent-style-name="Textbody" style:family="paragraph">
      <style:text-properties fo:color="#2A6099"/>
    </style:style>
    <style:style style:name="P132" style:parent-style-name="Textbody" style:family="paragraph">
      <style:text-properties fo:color="#2A6099"/>
    </style:style>
    <style:style style:name="P133" style:parent-style-name="Textbody" style:family="paragraph">
      <style:text-properties fo:color="#2A6099"/>
    </style:style>
    <style:style style:name="P134" style:parent-style-name="Textbody" style:family="paragraph">
      <style:text-properties fo:color="#2A6099"/>
    </style:style>
    <style:style style:name="P135" style:parent-style-name="Textbody" style:family="paragraph">
      <style:text-properties fo:color="#2A6099"/>
    </style:style>
    <style:style style:name="P136" style:parent-style-name="Textbody" style:family="paragraph">
      <style:text-properties fo:color="#2A6099"/>
    </style:style>
    <style:style style:name="P137" style:parent-style-name="Textbody" style:family="paragraph">
      <style:text-properties fo:color="#000000"/>
    </style:style>
    <style:style style:name="P138" style:parent-style-name="Textbody" style:family="paragraph">
      <style:text-properties fo:color="#2A6099"/>
    </style:style>
    <style:style style:name="P139" style:parent-style-name="Textbody" style:family="paragraph">
      <style:text-properties style:font-name="Calibri" style:font-name-complex="Calibri" fo:color="#000000"/>
    </style:style>
    <style:style style:name="P140" style:parent-style-name="Textbody" style:family="paragraph">
      <style:text-properties style:font-name="Calibri" style:font-name-complex="Calibri" fo:color="#000000"/>
    </style:style>
    <style:style style:name="P141" style:parent-style-name="Textbody" style:family="paragraph">
      <style:text-properties style:font-name="Calibri" style:font-name-complex="Calibri" fo:color="#000000"/>
    </style:style>
    <style:style style:name="P142" style:parent-style-name="Textbody" style:family="paragraph">
      <style:text-properties fo:color="#2A6099"/>
    </style:style>
    <style:style style:name="P143" style:parent-style-name="Textbody" style:family="paragraph">
      <style:text-properties style:font-name="Calibri" style:font-name-complex="Calibri" fo:color="#000000"/>
    </style:style>
    <style:style style:name="P144" style:parent-style-name="Textbody" style:family="paragraph">
      <style:text-properties style:font-name="Calibri" style:font-name-complex="Calibri" fo:color="#000000"/>
    </style:style>
    <style:style style:name="T145" style:parent-style-name="DefaultParagraphFont" style:family="text">
      <style:text-properties style:font-name="Calibri" style:font-name-complex="Calibri" fo:color="#000000"/>
    </style:style>
    <style:style style:name="T146" style:parent-style-name="DefaultParagraphFont" style:family="text">
      <style:text-properties style:font-name="Calibri" style:font-name-complex="Calibri" fo:color="#000000"/>
    </style:style>
    <style:style style:name="T147" style:parent-style-name="DefaultParagraphFont" style:family="text">
      <style:text-properties style:font-name="Calibri" style:font-name-complex="Calibri" fo:color="#000000"/>
    </style:style>
    <style:style style:name="P148" style:parent-style-name="Textbody" style:family="paragraph">
      <style:text-properties fo:color="#2A6099"/>
    </style:style>
    <style:style style:name="P149" style:parent-style-name="Textbody" style:family="paragraph">
      <style:text-properties style:font-name="Calibri" style:font-name-complex="Calibri" fo:color="#000000"/>
    </style:style>
    <style:style style:name="T150" style:parent-style-name="DefaultParagraphFont" style:family="text">
      <style:text-properties style:font-name="Calibri" style:font-name-complex="Calibri" fo:color="#000000"/>
    </style:style>
    <style:style style:name="T151" style:parent-style-name="DefaultParagraphFont" style:family="text">
      <style:text-properties style:font-name="Calibri" style:font-name-complex="Calibri" fo:color="#000000"/>
    </style:style>
    <style:style style:name="T152" style:parent-style-name="DefaultParagraphFont" style:family="text">
      <style:text-properties style:font-name="Calibri" style:font-name-complex="Calibri" fo:color="#000000"/>
    </style:style>
    <style:style style:name="T153" style:parent-style-name="DefaultParagraphFont" style:family="text">
      <style:text-properties style:font-name="Calibri" style:font-name-complex="Calibri" fo:color="#000000"/>
    </style:style>
    <style:style style:name="T154" style:parent-style-name="DefaultParagraphFont" style:family="text">
      <style:text-properties style:font-name="Calibri" style:font-name-complex="Calibri" fo:color="#000000"/>
    </style:style>
    <style:style style:name="T155" style:parent-style-name="DefaultParagraphFont" style:family="text">
      <style:text-properties style:font-name="Calibri" style:font-name-complex="Calibri" fo:color="#000000"/>
    </style:style>
    <style:style style:name="T156" style:parent-style-name="DefaultParagraphFont" style:family="text">
      <style:text-properties style:font-name="Calibri" style:font-name-complex="Calibri" fo:color="#000000"/>
    </style:style>
    <style:style style:name="T157" style:parent-style-name="DefaultParagraphFont" style:family="text">
      <style:text-properties style:font-name="Calibri" style:font-name-complex="Calibri" fo:color="#000000"/>
    </style:style>
    <style:style style:name="T158" style:parent-style-name="DefaultParagraphFont" style:family="text">
      <style:text-properties style:font-name="Calibri" style:font-name-complex="Calibri" fo:color="#000000"/>
    </style:style>
    <style:style style:name="P159" style:parent-style-name="Textbody" style:family="paragraph">
      <style:text-properties fo:color="#2A6099"/>
    </style:style>
    <style:style style:name="P160" style:parent-style-name="Textbody" style:family="paragraph">
      <style:text-properties fo:color="#2A6099"/>
    </style:style>
    <style:style style:name="P161" style:parent-style-name="Textbody" style:family="paragraph">
      <style:text-properties fo:color="#000000"/>
    </style:style>
    <style:style style:name="P162" style:parent-style-name="Textbody" style:family="paragraph">
      <style:text-properties fo:color="#2A6099"/>
    </style:style>
    <style:style style:name="P163" style:parent-style-name="Textbody" style:family="paragraph">
      <style:text-properties fo:color="#2A6099"/>
    </style:style>
    <style:style style:name="P164" style:parent-style-name="Textbody" style:family="paragraph">
      <style:text-properties style:font-name="Calibri" style:font-name-complex="Calibri" fo:color="#000000"/>
    </style:style>
    <style:style style:name="P165" style:parent-style-name="Textbody" style:family="paragraph">
      <style:text-properties style:font-name="Calibri" style:font-name-complex="Calibri" fo:color="#000000"/>
    </style:style>
    <style:style style:name="P166" style:parent-style-name="Textbody" style:family="paragraph">
      <style:text-properties style:font-name="Calibri" style:font-name-complex="Calibri" fo:color="#000000"/>
    </style:style>
    <style:style style:name="P167" style:parent-style-name="Textbody" style:family="paragraph">
      <style:text-properties style:font-name="Calibri" style:font-name-complex="Calibri" fo:color="#000000"/>
    </style:style>
    <style:style style:name="P168" style:parent-style-name="Textbody" style:family="paragraph">
      <style:text-properties fo:color="#2A6099"/>
    </style:style>
    <style:style style:name="P169" style:parent-style-name="Textbody" style:family="paragraph">
      <style:text-properties style:font-name="Calibri" style:font-name-complex="Calibri" fo:color="#000000"/>
    </style:style>
    <style:style style:name="P170" style:parent-style-name="Textbody" style:family="paragraph">
      <style:text-properties style:font-name="Calibri" style:font-name-complex="Calibri" fo:color="#000000"/>
    </style:style>
    <style:style style:name="P171" style:parent-style-name="Textbody" style:family="paragraph">
      <style:text-properties style:font-name="Calibri" style:font-name-complex="Calibri" fo:color="#000000"/>
    </style:style>
    <style:style style:name="P172" style:parent-style-name="Textbody" style:family="paragraph">
      <style:text-properties fo:color="#2A6099"/>
    </style:style>
    <style:style style:name="T173" style:parent-style-name="DefaultParagraphFont" style:family="text">
      <style:text-properties fo:color="#2A6099"/>
    </style:style>
  </office:automatic-styles>
  <office:body>
    <office:text text:use-soft-page-breaks="true">
      <text:p text:style-name="P1"/>
      <text:p text:style-name="P2">Random Forest :</text:p>
      <text:p text:style-name="Textbody">La Random Forest est un algorithme d'apprentissage automatique supervisé qui combine plusieurs arbres de décision pour réaliser une classification ou une régression. L'algorithme fonctionne en créant un grand<text:s/>nombre d'arbres de décision indépendants et en agrégeant leurs prédictions.</text:p>
      <text:p text:style-name="Textbody"><text:span text:style-name="T3">**le processus de fonctionnements d'une Random Forest :</text:span></text:p>
      <text:p text:style-name="Textbody"><text:span text:style-name="T4">-</text:span><text:span text:style-name="T5"><text:s text:c="2"/>Bootstraping : plusieurs échantillons sont tirés aléatoirement avec remplacement à partir de l'ensemble de données pour</text:span><text:span text:style-name="T6"><text:s/>créer des sous-ensembles de données d'entraînement différents.</text:span></text:p>
      <text:p text:style-name="P7">- <text:s/>Sélection des fonctionnalités : pour chaque sous-ensemble de données d'entraînement, un sous-ensemble aléatoire de fonctionnalités est sélectionné pour la construction de l'arbre de décision.</text:p>
      <text:p text:style-name="Textbody"><text:span text:style-name="T8">-</text:span><text:bookmark-start text:name="tw-target-text"/><text:bookmark-end text:name="tw-target-text"/><text:span text:style-name="T9"><text:s text:c="2"/>Création des arbres de décision :<text:s/></text:span>Chaque arbre de décision est construit à l'aide d'un sous-ensemble aléatoire de données d'entraînement et un sous-ensemble aléatoire de fonctionnalités.</text:p>
      <text:p text:style-name="Textbody">- <text:s/>Agrégation des prédictions : les prédictions de chaque arbre<text:s/>de décision sont agrégées en utilisant un vote majoritaire pour les tâches de classification ou une moyenne pondérée pour les tâches de régression.</text:p>
      <text:p text:style-name="P10">**Les caractéristiques de l'algorithme Random Forest sont les suivantes :</text:p>
      <text:p text:style-name="Textbody"><text:span text:style-name="T11">-<text:s/></text:span>La Random Forest est un algorithme robuste qui peut gérer des ensembles de données volumineux et complexes<text:span text:style-name="T12">.</text:span></text:p>
      <text:p text:style-name="P13">- <text:s/>La Random Forest combine plusieurs arbres de décision pour créer un modèle global plus robuste et précis.</text:p>
      <text:p text:style-name="P14">- <text:s/>Sélection aléatoire de fonctionnalités.</text:p>
      <text:p text:style-name="P15">- <text:s/>les Random<text:s/>Forest peuvent être adaptées à différents types de tâches, y compris la classification, la régression, la détection d'anomalies, la segmentation d'image…</text:p>
      <text:p text:style-name="P16">Avantage :</text:p>
      <text:p text:style-name="P17">- Avec des valeurs manquantes dans l’ensemble de données, l’algorithme fonctionne très bien.</text:p>
      <text:p text:style-name="P18">- L’algorithme de forêt aléatoire est impartial car il existe plusieurs arbres et chaque arbre est formé sur un sous-ensemble de données.</text:p>
      <text:p text:style-name="P19">- souvent utilisées comme benchmark dans la compétition de machine Learning</text:p>
      <text:p text:style-name="P20">Inconvénient :</text:p>
      <text:p text:style-name="Textbody"><text:span text:style-name="T21">-</text:span><text:span text:style-name="T22"><text:s/> réside dans leur<text:s/></text:span><text:span text:style-name="T23">complexité, Plus de ressources de calcul sont nécessaires et entraînent également le grand nombre d’arbres de décision réunis</text:span></text:p>
      <text:p text:style-name="P24">- entrainement plus lent</text:p>
      <text:p text:style-name="P25"/>
      <text:p text:style-name="P26"/>
      <text:p text:style-name="P27"/>
      <text:p text:style-name="P28">Pourquoi la Random Forest et plus robuste que décision trees :</text:p>
      <text:p text:style-name="P29">Car il combine plusieurs arbres de décision, chacun formé sur un sous-ensemble différent de données et de fonctionnalités, puis agrège leurs prédictions. Cette approche d'ensemble réduit le risque de sur ajustement et améliore les performances de généralisation donc rendant le modèle moins sensible.</text:p>
      <text:p text:style-name="Textbody"><text:span text:style-name="T30">De plus, la Random</text:span><text:span text:style-name="T31"><text:s/></text:span><text:span text:style-name="T32">Forest</text:span><text:span text:style-name="T33"><text:s/></text:span><text:span text:style-name="T34">peut mieux gérer les valeurs manquantes et les données de grandes dimensions que les arbres de décision.</text:span></text:p>
      <text:p text:style-name="P35"/>
      <text:p text:style-name="P36">Gradient boost :</text:p>
      <text:p text:style-name="P37">L'algorithme Gradient Boosting est une technique d'apprentissage automatique supervisé qui combine plusieurs modèles d'arbre de décision pour améliorer la précision des prédictions.</text:p>
      <text:p text:style-name="Textbody"><text:span text:style-name="T38">L'algorithme de Gradient Boosting fonctionne pour minimiser</text:span><text:s/>l'erreur de prédiction, et chaque nouveau modèle est créé de manière à corriger les erreurs du modèle précédent.</text:p>
      <text:p text:style-name="P39">**le processus de fonctionnements de gradient boost :</text:p>
      <text:p text:style-name="Textbody"><text:span text:style-name="T40">- <text:s/></text:span>Calcul de l'erreur résiduelle : l'algorithme calcule l'erreur résiduelle du modèle de base (L’erreur résiduelle est la différence entre la prédiction réelle et la prédiction du modèle de base).</text:p>
      <text:p text:style-name="P41">Rq : L’objectif est de trouver un nouveau modèle qui corrige les erreurs de prédiction du modèle de base.</text:p>
      <text:p text:style-name="Textbody"><text:span text:style-name="T42">- <text:s/>C</text:span>réation d'un arbre de décision : L'algorithme crée un nouvel arbre de décision qui prend en compte les erreurs résiduelles du modèle de base. Cet arbre<text:s/>de décision est conçu pour prédire les erreurs résiduelles et non la sortie réelle.</text:p>
      <text:p text:style-name="Textbody"><text:span text:style-name="T43">- <text:s/></text:span>Combinaison des modèles : L'algorithme combine le modèle de base et le nouvel arbre de décision pour créer un nouveau modèle amélioré. Le modèle amélioré tente de corriger les erreurs de prédiction du modèle de base.</text:p>
      <text:p text:style-name="Textbody">- Le calcul de l’erreur résiduelle et la combinaison des modèles doit être répétées plusieurs fois jusqu'à ce que le modèle atteigne une précision satisfaisante ou que le nombre d'itérations atteigne une limite prédéfinie.</text:p>
      <text:p text:style-name="Textbody">- <text:s/>Prédiction : Une fois que le modèle final est créé, il peut être utilisé pour faire des prédictions sur de nouvelles données en combinant les prédictions de chaque arbre de décision dans l'ensemble.</text:p>
      <text:p text:style-name="P44"/>
      <text:p text:style-name="P45">**Les caractéristiques de l'algorithme<text:s/>Gradient Boosting sont les suivantes :</text:p>
      <text:p text:style-name="P46"/>
      <text:p text:style-name="P47">- <text:s/>Le Gradient Boosting utilise un apprentissage par ensemble pour agréger les prédictions des modèles individuels.</text:p>
      <text:p text:style-name="Textbody"><text:span text:style-name="T48">-<text:s/></text:span>Le Gradient Boosting dispose de plusieurs hyperparamètres, tels que le taux<text:s/>d'apprentissage, le nombre d'estimateurs, la profondeur de l'arbre, etc...</text:p>
      <text:p text:style-name="Textbody"><text:span text:style-name="T49">- <text:s/></text:span>Le Gradient Boosting utilise la régularisation pour éviter le sur ajustement et améliorer la généralisation du modèle.</text:p>
      <text:p text:style-name="P50">Avantage :</text:p>
      <text:p text:style-name="P51">- permet d’obtenir des performances très élevées<text:s/>en termes de précision de prédiction</text:p>
      <text:p text:style-name="P52">- peut être utilisé pour différents types de problèmes et variable</text:p>
      <text:p text:style-name="P53">- capable de gérer efficacement les données manquantes sans avoir besoin de les supprimer ou de les remplir</text:p>
      <text:p text:style-name="P54">Inconvénient :</text:p>
      <text:p text:style-name="P55">- peut être<text:s/>difficile à interpréter car il utilise de nombreux modèles faibles pour générer des prédictions finales.</text:p>
      <text:p text:style-name="P56">- sensible aux paramètres.</text:p>
      <text:p text:style-name="P57">- peut être lent à s'entraîner sur de grandes quantités de données.</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Support vector machine :</text:p>
      <text:p text:style-name="Textbody"><text:span text:style-name="T80">C’est un algorithme d’apprenti</text:span><text:span text:style-name="T81">ssage supervisé<text:s/></text:span>utilisé pour la classification et la régression. L'algorithme fonctionne en trouvant un hyperplan dans un espace de grande dimension qui sépare les classes de manière optimale.</text:p>
      <text:p text:style-name="P82">**le processus de fonctionnements de support vector machine :</text:p>
      <text:p text:style-name="P83"/>
      <text:p text:style-name="P84">- <text:s/>Sélection de l'hyperplan : L'algorithme cherche un hyperplan qui sépare les classes de manière optimale en maximisant la marge, qui est la distance entre les points les plus proches de chaque classe. L'hyperplan est choisi de manière à minimiser l'erreur de classification.</text:p>
      <text:p text:style-name="Textbody">- <text:s/>Entraînement du modèle : L'algorithme entraîne le modèle en utilisant les données d'entraînement pour déterminer le meilleur hyperplan qui sépare les données en deux classes différentes.</text:p>
      <text:p text:style-name="Textbody">- <text:s/>Prédiction : Pour prédire la classe d'une<text:s/>nouvelle observation, l'algorithme calcule la distance entre l'observation et l'hyperplan. Si la distance est positive, l'observation appartient à la classe positive, sinon elle appartient à la classe négative.</text:p>
      <text:p text:style-name="P85"/>
      <text:p text:style-name="P86">**Les caractéristiques de l'algorithme Machines à Vecteurs de Support sont les suivantes :</text:p>
      <text:p text:style-name="P87"/>
      <text:p text:style-name="P88">- <text:s/>Les SVM sont principalement utilisées pour la classification binaire, c'est-à-dire pour séparer les données en deux classes.</text:p>
      <text:p text:style-name="Textbody"><text:span text:style-name="T89">- <text:s/></text:span>Les SVM cherchent à trouver un plan de séparation optimal qui maximise la marge entre les données de chaque classe.</text:p>
      <text:p text:style-name="Textbody">- <text:s/>Les SVM utilisent une régularisation pour éviter le sur ajustement et améliorer la généralisation du modèle.</text:p>
      <text:p text:style-name="Textbody"><text:span text:style-name="T90">- <text:s/></text:span>Les SVM ont plusieurs paramètres d'optimisation, tels que le paramètre de régularisation, le type de noyau, les paramètres du noyau, etc...</text:p>
      <text:p text:style-name="P91"/>
      <text:p text:style-name="P92">Avantage :</text:p>
      <text:p text:style-name="P93">-<text:s/>plus efficace car ils utilisent un sous-ensemble de points d’entraînement.</text:p>
      <text:p text:style-name="P94">-<text:s/>Fonctionne sur des<text:s/>petits data sets.</text:p>
      <text:p text:style-name="P95">- Sa grande précision de prédiction.</text:p>
      <text:p text:style-name="P96">Inconvénient :</text:p>
      <text:p text:style-name="Textbody"><text:span text:style-name="T97">-</text:span><text:span text:style-name="T98">Ne convient pas aux problèmes non linéaires.</text:span></text:p>
      <text:p text:style-name="Textbody"><text:span text:style-name="T99">-</text:span><text:s/><text:span text:style-name="T100">n’est pas le meilleur choix<text:s/></text:span><text:span text:style-name="T101">pour un grand nombre de fonctionnalités.</text:span></text:p>
      <text:p text:style-name="P102"/>
      <text:p text:style-name="Textbody"/>
      <text:p text:style-name="P103"><text:s/>Décision trees :</text:p>
      <text:p text:style-name="P104">Un arbre de décision est un modèle d'apprentissage automatique qui utilise une structure d'arbre pour représenter des décisions et des actions à prendre à partir des données d'entrée. Il s'agit d'un algorithme de classification ou de régression qui fonctionne en séparant récursivement les données en sous-groupes homogènes</text:p>
      <text:p text:style-name="P105">**le processus de fonctionnements de décision trees :</text:p>
      <text:p text:style-name="P106">- L'algorithme commence par sélectionner la variable d'entrée qui offre la meilleure séparation des données.</text:p>
      <text:p text:style-name="P107">-<text:s/>Une fois la variable sélectionnée, l'algorithme divise les données en deux sous-groupes en fonction de la valeur de cette variable.</text:p>
      <text:p text:style-name="Textbody"><text:span text:style-name="T108">-</text:span><text:s/><text:span text:style-name="T109">l'algorithme crée une feuille dans l'arbre de décision pour représenter la décision ou la prédiction associée à ce sous-groupe.</text:span></text:p>
      <text:p text:style-name="P110">**Les caractéristiques de l'algorithme décision tree sont les suivantes :</text:p>
      <text:p text:style-name="P111">-<text:s/>L'arbre de décision peut être utilisé pour des problèmes de classification ou de régression.</text:p>
      <text:p text:style-name="Textbody"><text:span text:style-name="T112">-</text:span><text:s/><text:span text:style-name="T113">Différentes métriques peuvent être utilisées pour évaluer la qualité de l'arbre de décision</text:span><text:span text:style-name="T114">.</text:span></text:p>
      <text:p text:style-name="Textbody"><text:span text:style-name="T115">-</text:span><text:s/><text:span text:style-name="T116">gérer les données manquantes en effectuant une imputation des valeurs manquantes</text:span><text:span text:style-name="T117">.</text:span></text:p>
      <text:p text:style-name="Textbody"><text:span text:style-name="T118">-</text:span><text:s/><text:span text:style-name="T119">Le temps de calcul peut être élevé pour les grands ensembles de données ou les arbres de décision complexes</text:span><text:span text:style-name="T120">.</text:span></text:p>
      <text:p text:style-name="P121">Avantage :</text:p>
      <text:p text:style-name="P122">-fonctionne à la fois sur les problèmes linéaires et non linéaires.</text:p>
      <text:p text:style-name="P123">-<text:s/>faciles à<text:s/>interpréter.</text:p>
      <text:p text:style-name="P124">-Il est facile de les associer à d'autres outils de prise de décision.</text:p>
      <text:p text:style-name="P125">Inconvénient :</text:p>
      <text:p text:style-name="P126">- mauvais résultats sur de très petits ensembles de données.</text:p>
      <text:p text:style-name="P127">- un surajustement peut facilement se produire.</text:p>
      <text:p text:style-name="P128">-<text:s/>ils peuvent être plus coûteux à entraîner par rapport à d'autres algorithmes.</text:p>
      <text:p text:style-name="P129"/>
      <text:p text:style-name="P130"/>
      <text:p text:style-name="P131"/>
      <text:p text:style-name="P132"/>
      <text:p text:style-name="P133"/>
      <text:p text:style-name="P134"/>
      <text:p text:style-name="P135"/>
      <text:p text:style-name="P136">Deep neural Network :</text:p>
      <text:p text:style-name="P137">Le Deep Neural Network est un type d'algorithme d'apprentissage automatique basé sur le réseau neuronal artificiel profond, qui est capable d'apprendre à partir de données non structurées ou complexes. Les DNN sont souvent utilisés pour des tâches telles que la reconnaissance de la parole, la reconnaissance de l'image, la traduction automatique et la prédiction de séries temporelles.</text:p>
      <text:p text:style-name="P138">**le processus de fonctionnements de Deep neural Network :</text:p>
      <text:p text:style-name="P139">-<text:s/>l’algo initialise<text:s/>Les poids des neurones dans le réseau doivent être initialisés avec des valeurs aléatoires ou prédéfinies.</text:p>
      <text:p text:style-name="P140">- L'entrée est propagée à travers le réseau de neurones en utilisant la fonction d'activation de chaque neurone pour calculer la sortie</text:p>
      <text:p text:style-name="P141">- L'erreur entre la sortie du réseau et la sortie souhaitée est calculée à l'aide d'une fonction de perte.</text:p>
      <text:p text:style-name="P142">**Les caractéristiques de l'algorithme Deep neural Network sont les suivantes :</text:p>
      <text:p text:style-name="P143">- ils composés de plusieurs couches de neurones, qui sont interconnectées de manière complexe.</text:p>
      <text:p text:style-name="P144">-<text:s/>robustes face aux données bruyantes en utilisant des techniques telles que la régularisation et le dropout.</text:p>
      <text:p text:style-name="Textbody"><text:span text:style-name="T145">-</text:span><text:s/><text:span text:style-name="T146">nécessiter un temps de calcul important, surtout pour les modèles complexes et les grands ensembles de données</text:span><text:span text:style-name="T147">.</text:span></text:p>
      <text:p text:style-name="P148">Avantage :</text:p>
      <text:p text:style-name="P149">- Auto-apprentissage.</text:p>
      <text:p text:style-name="Textbody"><text:span text:style-name="T150">-</text:span><text:s/><text:span text:style-name="T151">Filtrage efficace du bruit dans les données</text:span><text:span text:style-name="T152">.</text:span></text:p>
      <text:p text:style-name="Textbody"><text:span text:style-name="T153">-</text:span><text:s/><text:span text:style-name="T154">S'adapter au changement</text:span><text:span text:style-name="T155">.</text:span></text:p>
      <text:p text:style-name="Textbody"><text:span text:style-name="T156">-</text:span><text:s/><text:span text:style-name="T157">Vitesse de travail</text:span><text:span text:style-name="T158"><text:s/>ne fatigue pas.</text:span></text:p>
      <text:p text:style-name="P159">Inconvénient :</text:p>
      <text:p text:style-name="Textbody">-<text:s/>Le problème de la boîte noire.</text:p>
      <text:p text:style-name="Textbody">-<text:s/>Il s’agit du contrôle minimal.</text:p>
      <text:p text:style-name="Textbody">-<text:s/>Impossibilité de réaliser le traitement de séquences de très grandes tailles. Temps d’entraînement extrêmement long.</text:p>
      <text:p text:style-name="Textbody"/>
      <text:p text:style-name="Textbody"/>
      <text:p text:style-name="Textbody"/>
      <text:p text:style-name="Textbody"/>
      <text:p text:style-name="Textbody"/>
      <text:p text:style-name="Textbody"/>
      <text:p text:style-name="P160">Logistic régression :</text:p>
      <text:p text:style-name="P161">La régression logistique est une méthode d'analyse statistique qui consiste à prédire une valeur de données d'après les observations réelles d'un jeu de données</text:p>
      <text:p text:style-name="P162">**le processus de fonctionnements de<text:s/>Logistic régression :</text:p>
      <text:p text:style-name="P163">**Les caractéristiques de l'algorithme<text:s/>Logistic<text:s/>régression sont<text:s/>les suivantes :</text:p>
      <text:p text:style-name="P164">- un algorithme simple à implémenter et à comprendre.</text:p>
      <text:p text:style-name="P165">- utilisée pour la classification binaire.</text:p>
      <text:p text:style-name="P166">- la régression logistique peut être régularisée pour éviter le surajustement des données d'entraînement.</text:p>
      <text:p text:style-name="P167">- Sensible aux données déséquilibrées.</text:p>
      <text:p text:style-name="P168">Avantage :</text:p>
      <text:p text:style-name="P169">-<text:s/>facile à mettre en œuvre, à interpréter et très efficace à former.</text:p>
      <text:p text:style-name="P170">-<text:s/>donnent une inférence sur l’importance de chaque caractéristique</text:p>
      <text:p text:style-name="P171">- mettre à jour facilement les modèles pour refléter de nouvelles données</text:p>
      <text:p text:style-name="P172">Inconvénient :</text:p>
      <text:p text:style-name="Textbody">-<text:s/>sur-ajustement<text:s/>dans des ensembles de données de grande dimension.</text:p>
      <text:p text:style-name="Textbody">-<text:s/>Les problèmes non linéaires ne peuvent pas être résolus.</text:p>
      <text:p text:style-name="Textbody">-<text:s/>Seules les caractéristiques importantes et pertinentes doivent être utilisée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Référence :</text:p>
      <text:p text:style-name="Textbody"><text:a xlink:href="https://datascientest.com/random-forest-definition" office:target-frame-name="_top" xlink:show="replace">https://datascientest.com/random-forest-definition</text:a></text:p>
      <text:p text:style-name="Textbody"><text:a xlink:href="https://datascientest.com/deep-neural-network" office:target-frame-name="_top" xlink:show="replace">https://datascientest.com/deep-neural-network</text:a></text:p>
      <text:p text:style-name="Textbody"><text:a xlink:href="https://towardsdatascience.com/all-you-need-to-know-about-gradient-boosting-algorithm-part-1-regression-2520a34a502" office:target-frame-name="_top" xlink:show="replace">https://towardsdatascience.com/all-you-need-to-know-about-gradient-boosting-algorithm-part-1-regression-2520a34a502</text:a></text:p>
      <text:p text:style-name="Textbody"><text:a xlink:href="https://dataanalyticspost.com/Lexique/svm/#:~:text=SVM%20(Support%20Vector%20Machine%20ou,ou%20de%20détection%20d'anomalie" office:target-frame-name="_top" xlink:show="replace">https://dataanalyticspost.com/Lexique/svm/#:~:text=SVM%20(Support%20Vector%20Machine%20ou,ou%20de%20d%C3%A9tection%20d'anomalie</text:a>.</text:p>
      <text:p text:style-name="Textbody"><text:a xlink:href="https://www.youtube.com/watch?v=v6VJ2RO66Ag" office:target-frame-name="_top" xlink:show="replace"><text:span text:style-name="T173">https://www.youtube.com/watch?v=v6VJ2RO66Ag</text:span></text:a></text:p>
      <text:p text:style-name="Textbody"><text:a xlink:href="https://stacklima.com/avantages-et-inconvenients-des-differents-modeles-de-classification/" office:target-frame-name="_top" xlink:show="replace"><text:span text:style-name="Hyperlink">https://stacklima.com/avantages-et-inconvenients-des-differents-modeles-de-classification/</text:span></text:a></text:p>
      <text:p text:style-name="Textbody"><text:a xlink:href="https://www.geeksforgeeks.org/advantages-and-disadvantages-of-logistic-regression/" office:target-frame-name="_top" xlink:show="replace"><text:span text:style-name="Hyperlink">Avantages et inconvénients de la régression logistique - GeeksforGeeks</text:span></text:a></text:p>
      <text:p text:style-name="Textbody"><text:a xlink:href="https://brightcape.co/les-svm-support-vector-machine/" office:target-frame-name="_top" xlink:show="replace"><text:span text:style-name="Hyperlink">https://brightcape.co/les-svm-support-vector-machine/</text:span></text:a></text:p>
      <text:p text:style-name="Textbody">https://projeduc.github.io/intro_apprentissage_automatique/arbres.htm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fe.dhaouadi</dc:creator>
    <meta:creation-date>2023-02-14T08:38:00Z</meta:creation-date>
    <dc:date>2023-03-12T19:12:00Z</dc:date>
    <meta:template xlink:href="Normal" xlink:type="simple"/>
    <meta:editing-cycles>12</meta:editing-cycles>
    <meta:editing-duration>PT45660S</meta:editing-duration>
    <meta:document-statistic meta:page-count="1" meta:paragraph-count="25" meta:word-count="1975" meta:character-count="12813" meta:row-count="90" meta:non-whitespace-character-count="10863"/>
  </office:meta>
</office:document-meta>
</file>